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6pt" officeooo:rsid="0003454a" officeooo:paragraph-rsid="0003454a" style:font-size-asian="14pt" style:font-size-complex="16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"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style:font-name="DejaVu Sans Mono"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1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1c1c1c" draw:fill="solid" draw:fill-color="#ffffff" draw:textarea-horizontal-align="justify" draw:textarea-vertical-align="middle" draw:auto-grow-height="false" fo:min-height="1.356cm" fo:min-width="2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1c1c1c" draw:fill="solid" draw:fill-color="#ffffff" draw:textarea-horizontal-align="justify" draw:textarea-vertical-align="middle" draw:auto-grow-height="false" fo:min-height="1.577cm" fo:min-width="3.2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lang Bookstore Management API</text:p>
      <text:p text:style-name="P1"/>
      <text:p text:style-name="P1">Database – mysql</text:p>
      <text:p text:style-name="P1">GORM</text:p>
      <text:p text:style-name="P1">JSON marshal &amp; unmarshal</text:p>
      <text:p text:style-name="P1">Project structure</text:p>
      <text:p text:style-name="P1">Gorilla Mux</text:p>
      <text:p text:style-name="P1"/>
      <text:p text:style-name="P1">Project Structure</text:p>
      <text:p text:style-name="P1"><draw:custom-shape text:anchor-type="paragraph" draw:z-index="0" draw:name="Shape1" draw:style-name="gr5" draw:text-style-name="P6" svg:width="3.414cm" svg:height="1.747cm" svg:x="0.071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5" draw:text-style-name="P6" svg:width="3.414cm" svg:height="1.747cm" svg:x="7.738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4" draw:text-style-name="P6" svg:width="2.938cm" svg:height="1.502cm" svg:x="-0.26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4" draw:text-style-name="P6" svg:width="2.938cm" svg:height="1.502cm" svg:x="3.071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4" draw:text-style-name="P6" svg:width="2.938cm" svg:height="1.502cm" svg:x="6.405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4" draw:text-style-name="P6" svg:width="2.938cm" svg:height="1.502cm" svg:x="9.738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4" draw:text-style-name="P6" svg:width="2.938cm" svg:height="1.502cm" svg:x="12.739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4" draw:text-style-name="P6" svg:width="2.938cm" svg:height="1.502cm" svg:x="16.07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7" draw:style-name="gr4" draw:text-style-name="P6" svg:width="2.938cm" svg:height="1.502cm" svg:x="16.073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8" draw:style-name="gr4" draw:text-style-name="P6" svg:width="2.938cm" svg:height="1.502cm" svg:x="12.739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_9" draw:style-name="gr4" draw:text-style-name="P6" svg:width="2.938cm" svg:height="1.502cm" svg:x="9.738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_10" draw:style-name="gr4" draw:text-style-name="P6" svg:width="2.938cm" svg:height="1.502cm" svg:x="6.405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_11" draw:style-name="gr4" draw:text-style-name="P6" svg:width="2.938cm" svg:height="1.502cm" svg:x="3.071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Shape2" draw:style-name="gr2" draw:text-style-name="P4" svg:width="2.461cm" svg:height="0.9cm" svg:x="0.482cm" svg:y="1.041cm"><draw:text-box><text:p><text:span text:style-name="T2">CMD</text:span></text:p></draw:text-box></draw:frame><draw:frame text:anchor-type="paragraph" draw:z-index="14" draw:name="Shape2_0" draw:style-name="gr2" draw:text-style-name="P4" svg:width="2.461cm" svg:height="0.9cm" svg:x="8.149cm" svg:y="1.041cm"><draw:text-box><text:p><text:span text:style-name="T2">PKG</text:span></text:p></draw:text-box></draw:frame><draw:frame text:anchor-type="paragraph" draw:z-index="15" draw:name="Shape2_1" draw:style-name="gr2" draw:text-style-name="P5" svg:width="2.461cm" svg:height="0.9cm" svg:x="0.148cm" svg:y="3.374cm"><draw:text-box><text:p><text:span text:style-name="T2">MAIN.GO</text:span></text:p></draw:text-box></draw:frame><draw:frame text:anchor-type="paragraph" draw:z-index="16" draw:name="Shape2_2" draw:style-name="gr2" draw:text-style-name="P4" svg:width="2.461cm" svg:height="0.9cm" svg:x="3.149cm" svg:y="3.374cm"><draw:text-box><text:p><text:span text:style-name="T2">config</text:span></text:p></draw:text-box></draw:frame><draw:frame text:anchor-type="paragraph" draw:z-index="17" draw:name="Shape2_3" draw:style-name="gr2" draw:text-style-name="P4" svg:width="2.461cm" svg:height="0.9cm" svg:x="6.482cm" svg:y="3.374cm"><draw:text-box><text:p><text:span text:style-name="T2">control</text:span></text:p></draw:text-box></draw:frame><draw:frame text:anchor-type="paragraph" draw:z-index="18" draw:name="Shape2_4" draw:style-name="gr2" draw:text-style-name="P4" svg:width="2.461cm" svg:height="0.9cm" svg:x="9.816cm" svg:y="3.374cm"><draw:text-box><text:p><text:span text:style-name="T2">models</text:span></text:p></draw:text-box></draw:frame><draw:frame text:anchor-type="paragraph" draw:z-index="19" draw:name="Shape2_5" draw:style-name="gr2" draw:text-style-name="P4" svg:width="2.461cm" svg:height="0.9cm" svg:x="12.816cm" svg:y="3.374cm"><draw:text-box><text:p><text:span text:style-name="T2">routes</text:span></text:p></draw:text-box></draw:frame><draw:frame text:anchor-type="paragraph" draw:z-index="20" draw:name="Shape2_6" draw:style-name="gr2" draw:text-style-name="P4" svg:width="2.461cm" svg:height="0.9cm" svg:x="16.15cm" svg:y="3.374cm"><draw:text-box><text:p><text:span text:style-name="T2">utils</text:span></text:p></draw:text-box></draw:frame><draw:frame text:anchor-type="paragraph" draw:z-index="21" draw:name="Shape2_7" draw:style-name="gr2" draw:text-style-name="P3" svg:width="2.461cm" svg:height="0.9cm" svg:x="3.149cm" svg:y="6.041cm"><draw:text-box><text:p text:style-name="P2"><text:span text:style-name="T1">APP.GO</text:span></text:p></draw:text-box></draw:frame><draw:frame text:anchor-type="paragraph" draw:z-index="22" draw:name="Shape2_8" draw:style-name="gr3" draw:text-style-name="P3" svg:width="2.461cm" svg:height="1.343cm" svg:x="6.482cm" svg:y="5.599cm"><draw:text-box><text:p text:style-name="P2"><text:span text:style-name="T1">BOOK</text:span><text:span text:style-name="T1"><text:line-break/></text:span><text:span text:style-name="T1">CONTROL</text:span></text:p></draw:text-box></draw:frame><draw:frame text:anchor-type="paragraph" draw:z-index="23" draw:name="Shape2_9" draw:style-name="gr2" draw:text-style-name="P3" svg:width="2.461cm" svg:height="0.9cm" svg:x="9.816cm" svg:y="6.041cm"><draw:text-box><text:p text:style-name="P2"><text:span text:style-name="T1">BOOK.GO</text:span></text:p></draw:text-box></draw:frame><draw:frame text:anchor-type="paragraph" draw:z-index="24" draw:name="Shape2_10" draw:style-name="gr2" draw:text-style-name="P3" svg:width="2.461cm" svg:height="0.9cm" svg:x="16.15cm" svg:y="6.041cm"><draw:text-box><text:p text:style-name="P2"><text:span text:style-name="T1">UTILS.GO</text:span></text:p></draw:text-box></draw:frame><draw:frame text:anchor-type="paragraph" draw:z-index="25" draw:name="Shape2_11" draw:style-name="gr1" draw:text-style-name="P3" svg:width="2.721cm" svg:height="1.728cm" svg:x="12.816cm" svg:y="5.599cm"><draw:text-box><text:p text:style-name="P2"><text:span text:style-name="T1">BOOKSTORE</text:span><text:span text:style-name="T1"><text:line-break/></text:span><text:span text:style-name="T1">ROUTE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55:20.416038257</meta:creation-date>
    <dc:date>2023-09-27T23:38:11.443416178</dc:date>
    <meta:editing-duration>PT11M58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7" meta:character-count="120" meta:non-whitespace-character-count="109"/>
  </office:meta>
</office:document-meta>
</file>